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37c9" officeooo:paragraph-rsid="001a37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/>
      <text:p text:style-name="P1">spam: (tree depth 12, stop splitting at #elem &lt; 100 or entropy &lt; 0.3)</text:p>
      <text:p text:style-name="P1">Correct: 3783/4141 = 0.913547452306</text:p>
      <text:p text:style-name="P1">Training error: 0.913547 correct</text:p>
      <text:p text:style-name="P1">Correct: 414/460 = 0.9</text:p>
      <text:p text:style-name="P1">Testing error: 0.900000 correct</text:p>
      <text:p text:style-name="P1"/>
      <text:p text:style-name="P1">housing: (tree depth 6)</text:p>
      <text:p text:style-name="P1"/>
      <text:p text:style-name="P1"/>
      <text:p text:style-name="P1">2.</text:p>
      <text:p text:style-name="P1"/>
      <text:p text:style-name="P1">spam:</text:p>
      <text:p text:style-name="P1">Training error:</text:p>
      <text:p text:style-name="P1">Average MSE: [ 0.10209151]</text:p>
      <text:p text:style-name="P1">Average accuracy: 0.878024631731</text:p>
      <text:p text:style-name="P1">Testing error:</text:p>
      <text:p text:style-name="P1">Average MSE: [ 0.1153544]</text:p>
      <text:p text:style-name="P1">Average accuracy: 0.874347826087</text:p>
      <text:p text:style-name="P1"/>
      <text:p text:style-name="P1">housing:</text:p>
      <text:p text:style-name="P1">Training error:</text:p>
      <text:p text:style-name="P1">Average MSE: [ 24.47588278]</text:p>
      <text:p text:style-name="P1">Testing error:</text:p>
      <text:p text:style-name="P1">Average MSE: [ 24.29223818]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8:32:49.468962719</meta:creation-date>
    <dc:date>2015-09-22T20:01:25.751009895</dc:date>
    <meta:editing-duration>PT58M16S</meta:editing-duration>
    <meta:editing-cycles>1</meta:editing-cycles>
    <meta:document-statistic meta:table-count="0" meta:image-count="0" meta:object-count="0" meta:page-count="1" meta:paragraph-count="20" meta:word-count="68" meta:character-count="470" meta:non-whitespace-character-count="408"/>
    <meta:generator>LibreOffice/4.2.7.2$Linux_X86_64 LibreOffice_project/420m0$Build-2</meta:generator>
  </office:meta>
</office:document-meta>
</file>